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mostly plumbing things. Packed using box paper (from cracker boxes and toilet paper rolls) and tissue paper.</text:p>
          </table:table-cell>
          <table:table-cell table:number-columns-repeated="2"/>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0:49:47.087277162</dc:date>
    <meta:editing-duration>PT11H38M33S</meta:editing-duration>
    <meta:editing-cycles>160</meta:editing-cycles>
    <meta:generator>LibreOffice/5.2.3.3$Linux_X86_64 LibreOffice_project/20m0$Build-3</meta:generator>
    <meta:document-statistic meta:table-count="3" meta:cell-count="11903" meta:object-count="0"/>
  </office:meta>
</office:document-meta>
</file>